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4" style:family="table">
      <style:table-properties style:width="12.515cm" table:align="left"/>
    </style:style>
    <style:style style:name="Tableau4.A" style:family="table-column">
      <style:table-column-properties style:column-width="1.224cm"/>
    </style:style>
    <style:style style:name="Tableau4.B" style:family="table-column">
      <style:table-column-properties style:column-width="4.362cm"/>
    </style:style>
    <style:style style:name="Tableau4.D" style:family="table-column">
      <style:table-column-properties style:column-width="2.566cm"/>
    </style:style>
    <style:style style:name="Tableau4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9999ff" fo:border-right="0.75pt double #9999ff" fo:border-top="0.75pt double #9999ff" fo:border-bottom="0.15pt double #9999ff"/>
    </style:style>
    <style:style style:name="Tableau4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15pt double #9999ff" fo:border-right="0.75pt double #9999ff" fo:border-top="0.75pt double #9999ff" fo:border-bottom="0.15pt double #9999ff"/>
    </style:style>
    <style:style style:name="Tableau4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9999ff" fo:border-right="0.75pt double #9999ff" fo:border-top="none" fo:border-bottom="0.15pt double #9999ff"/>
    </style:style>
    <style:style style:name="Tableau4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15pt double #9999ff" fo:border-right="0.75pt double #9999ff" fo:border-top="none" fo:border-bottom="0.15pt double #9999ff"/>
    </style:style>
    <style:style style:name="Tableau4.A4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9999ff" fo:border-right="0.75pt double #9999ff" fo:border-top="none" fo:border-bottom="0.75pt double #9999ff"/>
    </style:style>
    <style:style style:name="Tableau4.B4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15pt double #9999ff" fo:border-right="0.75pt double #9999ff" fo:border-top="none" fo:border-bottom="0.75pt double #9999ff"/>
    </style:style>
    <style:style style:name="P1" style:family="paragraph" style:parent-style-name="Text_20_body" style:list-style-name="L1"/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 style:list-style-name="L3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tyle="italic"/>
    </style:style>
    <style:style style:name="T2" style:family="text">
      <style:text-properties officeooo:rsid="0020eee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Kid-RSA</text:p>
      <text:p text:style-name="Text_20_body">Kid-RSA is a public-key cipher system proposed by Neal Koblitz for pedagogic purposes. It is an asymmetric cryptosystem similar to RSA, but is simpler than RSA. </text:p>
      <text:list xml:id="list1229838887" text:style-name="L2">
        <text:list-item>
          <text:p text:style-name="P3">Setup</text:p>
        </text:list-item>
      </text:list>
      <text:p text:style-name="Text_20_body">A person (Alice) chooses four numbers a, b, a1, b1. Then Alice sets  </text:p>
      <text:list xml:id="list2965778535" text:style-name="L1">
        <text:list-item>
          <text:p text:style-name="P1">M =  a * b -1 </text:p>
        </text:list-item>
        <text:list-item>
          <text:p text:style-name="P1">e =  a1 * M + a </text:p>
        </text:list-item>
        <text:list-item>
          <text:p text:style-name="P1">d =  b1 * M + b </text:p>
        </text:list-item>
        <text:list-item>
          <text:p text:style-name="P1">n = (e * d ) / M</text:p>
        </text:list-item>
      </text:list>
      <text:p text:style-name="Text_20_body">        Now Alice Public key (n, e) and her private key is <text:span text:style-name="T2">(n, </text:span>d<text:span text:style-name="T2">)</text:span>. </text:p>
      <text:p text:style-name="Text_20_body">        To send Alice a plaintext P, one uses the function  C =  e * P ( mod n). </text:p>
      <text:p text:style-name="Text_20_body">        Then Alice can decipher the ciphertext by using the function P = C * d ( mod n). </text:p>
      <text:p text:style-name="Text_20_body">Note:   The plaint text has to be a number in the range of  0 to n-1. So for this system the plaintext or blocks of plaintext hast to converted into numbers in the range of 0 to n-1. </text:p>
      <text:p text:style-name="Text_20_body">Encryption and Decryption </text:p>
      <text:p text:style-name="Text_20_body">        To send Alice a plaintext P, one uses the function  C =  e * P ( mod n); </text:p>
      <text:p text:style-name="Text_20_body">        Then Alice can decipher the ciphertext by using the function P = C * d ( mod n); </text:p>
      <text:p text:style-name="Text_20_body">Since Alice publishes e and n, any one who wants to send encrypted messages to Alice can do so, but these messages cannot be decrypted without the knowledge of d. d is kept as secret and only Alice knows it, so only she can decrypt messages.</text:p>
      <text:list xml:id="list1692171362" text:style-name="L3">
        <text:list-item>
          <text:p text:style-name="P4">Example</text:p>
        </text:list-item>
      </text:list>
      <text:p text:style-name="Text_20_body">Let a = 9, b = 11, a1 = 5, b1 = 8</text:p>
      <text:p text:style-name="Text_20_body">There fore    </text:p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row>
          <table:table-cell table:style-name="Tableau4.A1" office:value-type="string">
            <text:p text:style-name="Text_20_body">M</text:p>
          </table:table-cell>
          <table:table-cell table:style-name="Tableau4.B1" office:value-type="string">
            <text:p text:style-name="Text_20_body">(a * b) - 1</text:p>
          </table:table-cell>
          <table:table-cell table:style-name="Tableau4.B1" office:value-type="string">
            <text:p text:style-name="Text_20_body">(9 * 11) -1</text:p>
          </table:table-cell>
          <table:table-cell table:style-name="Tableau4.B1" office:value-type="string">
            <text:p text:style-name="Text_20_body">98</text:p>
          </table:table-cell>
        </table:table-row>
        <table:table-row>
          <table:table-cell table:style-name="Tableau4.A2" office:value-type="string">
            <text:p text:style-name="Text_20_body">e</text:p>
          </table:table-cell>
          <table:table-cell table:style-name="Tableau4.B2" office:value-type="string">
            <text:p text:style-name="Text_20_body">(a1 * M) + a</text:p>
          </table:table-cell>
          <table:table-cell table:style-name="Tableau4.B2" office:value-type="string">
            <text:p text:style-name="Text_20_body">(5 * 98) + 9</text:p>
          </table:table-cell>
          <table:table-cell table:style-name="Tableau4.B2" office:value-type="string">
            <text:p text:style-name="Text_20_body">499</text:p>
          </table:table-cell>
        </table:table-row>
        <table:table-row>
          <table:table-cell table:style-name="Tableau4.A2" office:value-type="string">
            <text:p text:style-name="Text_20_body">d</text:p>
          </table:table-cell>
          <table:table-cell table:style-name="Tableau4.B2" office:value-type="string">
            <text:p text:style-name="Text_20_body">(b1 * M) + b</text:p>
          </table:table-cell>
          <table:table-cell table:style-name="Tableau4.B2" office:value-type="string">
            <text:p text:style-name="Text_20_body">(8 * 98) + 11</text:p>
          </table:table-cell>
          <table:table-cell table:style-name="Tableau4.B2" office:value-type="string">
            <text:p text:style-name="Text_20_body">795</text:p>
          </table:table-cell>
        </table:table-row>
        <table:table-row>
          <table:table-cell table:style-name="Tableau4.A4" office:value-type="string">
            <text:p text:style-name="Text_20_body">n</text:p>
          </table:table-cell>
          <table:table-cell table:style-name="Tableau4.B4" office:value-type="string">
            <text:p text:style-name="Text_20_body">((e * d) - 1)/M</text:p>
          </table:table-cell>
          <table:table-cell table:style-name="Tableau4.B4" office:value-type="string">
            <text:p text:style-name="Text_20_body">((499 * 795) -1) / 98</text:p>
          </table:table-cell>
          <table:table-cell table:style-name="Tableau4.B4" office:value-type="string">
            <text:p text:style-name="Text_20_body">4048</text:p>
          </table:table-cell>
        </table:table-row>
      </table:table>
      <text:p text:style-name="Text_20_body">  </text:p>
      <text:p text:style-name="Text_20_body">Let the message be  P = 538. </text:p>
      <text:p text:style-name="Text_20_body">Encryption </text:p>
      <text:p text:style-name="Text_20_body">    C  =  P * e ( mod n)  = 499 * 538 (mod 4048 ) =  268462 (mod 4048 ) = 1294</text:p>
      <text:p text:style-name="Text_20_body">Decryption </text:p>
      <text:p text:style-name="Text_20_body">    P = C * d ( mod 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4T12:25:17.531274500</meta:creation-date>
    <dc:date>2022-04-14T12:30:34.983191077</dc:date>
    <meta:editing-duration>PT5M16S</meta:editing-duration>
    <meta:editing-cycles>4</meta:editing-cycles>
    <meta:generator>LibreOffice/6.1.5.2$Linux_X86_64 LibreOffice_project/10$Build-2</meta:generator>
    <meta:document-statistic meta:table-count="1" meta:image-count="0" meta:object-count="0" meta:page-count="1" meta:paragraph-count="41" meta:word-count="350" meta:character-count="1499" meta:non-whitespace-character-count="1110"/>
  </office:meta>
</office:document-meta>
</file>